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d507" officeooo:paragraph-rsid="0020d507"/>
    </style:style>
    <style:style style:name="P2" style:family="paragraph" style:parent-style-name="Standard">
      <style:paragraph-properties fo:text-align="center" style:justify-single-word="false"/>
      <style:text-properties fo:color="#c9211e" fo:font-size="14pt" fo:font-weight="bold" officeooo:rsid="0020d507" officeooo:paragraph-rsid="0020d507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c9211e" fo:font-weight="bold" officeooo:rsid="004fdf07" officeooo:paragraph-rsid="004fdf07" style:font-weight-asian="bold" style:font-weight-complex="bold"/>
    </style:style>
    <style:style style:name="P4" style:family="paragraph" style:parent-style-name="Standard">
      <style:text-properties fo:color="#c9211e" fo:font-weight="bold" officeooo:rsid="00a1951b" officeooo:paragraph-rsid="00a1951b" style:font-weight-asian="bold" style:font-weight-complex="bold"/>
    </style:style>
    <style:style style:name="P5" style:family="paragraph" style:parent-style-name="Standard">
      <style:text-properties officeooo:rsid="002982b0" officeooo:paragraph-rsid="002982b0"/>
    </style:style>
    <style:style style:name="P6" style:family="paragraph" style:parent-style-name="Standard">
      <style:text-properties officeooo:rsid="002afd9b" officeooo:paragraph-rsid="002afd9b"/>
    </style:style>
    <style:style style:name="P7" style:family="paragraph" style:parent-style-name="Standard">
      <style:text-properties officeooo:rsid="0045ff56" officeooo:paragraph-rsid="0045ff56"/>
    </style:style>
    <style:style style:name="P8" style:family="paragraph" style:parent-style-name="Standard">
      <style:text-properties officeooo:rsid="004fdf07" officeooo:paragraph-rsid="004fdf07"/>
    </style:style>
    <style:style style:name="P9" style:family="paragraph" style:parent-style-name="Standard">
      <style:text-properties officeooo:rsid="0080dee0" officeooo:paragraph-rsid="0080dee0"/>
    </style:style>
    <style:style style:name="P10" style:family="paragraph" style:parent-style-name="Standard">
      <style:text-properties officeooo:rsid="00922c53" officeooo:paragraph-rsid="00922c53"/>
    </style:style>
    <style:style style:name="P11" style:family="paragraph" style:parent-style-name="Standard">
      <style:text-properties officeooo:rsid="009418f0" officeooo:paragraph-rsid="009418f0"/>
    </style:style>
    <style:style style:name="P12" style:family="paragraph" style:parent-style-name="Standard">
      <style:text-properties officeooo:paragraph-rsid="00967d69"/>
    </style:style>
    <style:style style:name="P13" style:family="paragraph" style:parent-style-name="Standard">
      <style:text-properties officeooo:rsid="00241295" officeooo:paragraph-rsid="00241295" fo:background-color="#ffff00"/>
    </style:style>
    <style:style style:name="P14" style:family="paragraph" style:parent-style-name="Standard">
      <style:text-properties officeooo:rsid="00a1951b" officeooo:paragraph-rsid="00a1951b"/>
    </style:style>
    <style:style style:name="P15" style:family="paragraph" style:parent-style-name="Standard">
      <style:text-properties officeooo:paragraph-rsid="00a2ffc6"/>
    </style:style>
    <style:style style:name="P16" style:family="paragraph" style:parent-style-name="Standard">
      <style:text-properties officeooo:rsid="00bfe645" officeooo:paragraph-rsid="00d3ea17"/>
    </style:style>
    <style:style style:name="P17" style:family="paragraph" style:parent-style-name="Standard">
      <style:text-properties officeooo:rsid="00f3080d" officeooo:paragraph-rsid="00cd1137"/>
    </style:style>
    <style:style style:name="P18" style:family="paragraph" style:parent-style-name="Standard">
      <style:text-properties officeooo:paragraph-rsid="00cd1137"/>
    </style:style>
    <style:style style:name="P19" style:family="paragraph" style:parent-style-name="Standard" style:list-style-name="L1">
      <style:text-properties officeooo:paragraph-rsid="002982b0"/>
    </style:style>
    <style:style style:name="P20" style:family="paragraph" style:parent-style-name="Standard" style:list-style-name="L1">
      <style:text-properties officeooo:rsid="00241295" officeooo:paragraph-rsid="00241295"/>
    </style:style>
    <style:style style:name="P21" style:family="paragraph" style:parent-style-name="Standard" style:list-style-name="L2">
      <style:text-properties officeooo:paragraph-rsid="002b86fb"/>
    </style:style>
    <style:style style:name="P22" style:family="paragraph" style:parent-style-name="Standard">
      <style:text-properties officeooo:rsid="004fdf07" officeooo:paragraph-rsid="004fdf07" fo:background-color="#dee6ef"/>
    </style:style>
    <style:style style:name="P23" style:family="paragraph" style:parent-style-name="Standard" style:list-style-name="L5">
      <style:text-properties officeooo:rsid="00b98307" officeooo:paragraph-rsid="00b98307" fo:background-color="#dee6ef"/>
    </style:style>
    <style:style style:name="P24" style:family="paragraph" style:parent-style-name="Standard" style:list-style-name="L2">
      <style:text-properties officeooo:rsid="003c3878" officeooo:paragraph-rsid="003c3878"/>
    </style:style>
    <style:style style:name="P25" style:family="paragraph" style:parent-style-name="Standard" style:list-style-name="L3">
      <style:text-properties officeooo:paragraph-rsid="0045ff56"/>
    </style:style>
    <style:style style:name="P26" style:family="paragraph" style:parent-style-name="Standard" style:list-style-name="L4">
      <style:text-properties officeooo:paragraph-rsid="0072ecf1"/>
    </style:style>
    <style:style style:name="P27" style:family="paragraph" style:parent-style-name="Standard" style:list-style-name="L4">
      <style:text-properties officeooo:paragraph-rsid="00506ba3"/>
    </style:style>
    <style:style style:name="P28" style:family="paragraph" style:parent-style-name="Standard" style:list-style-name="L4">
      <style:text-properties officeooo:paragraph-rsid="0064827d"/>
    </style:style>
    <style:style style:name="P29" style:family="paragraph" style:parent-style-name="Standard" style:list-style-name="L4">
      <style:text-properties officeooo:paragraph-rsid="0074c176"/>
    </style:style>
    <style:style style:name="P30" style:family="paragraph" style:parent-style-name="Standard" style:list-style-name="L4">
      <style:text-properties officeooo:rsid="00535003" officeooo:paragraph-rsid="00535003"/>
    </style:style>
    <style:style style:name="P31" style:family="paragraph" style:parent-style-name="Standard" style:list-style-name="L4">
      <style:text-properties officeooo:rsid="0074c176" officeooo:paragraph-rsid="0074c176"/>
    </style:style>
    <style:style style:name="P32" style:family="paragraph" style:parent-style-name="Standard" style:list-style-name="L4">
      <style:text-properties officeooo:rsid="0078547b" officeooo:paragraph-rsid="0078547b"/>
    </style:style>
    <style:style style:name="P33" style:family="paragraph" style:parent-style-name="Standard" style:list-style-name="L4">
      <style:text-properties officeooo:rsid="007a335b" officeooo:paragraph-rsid="007a335b"/>
    </style:style>
    <style:style style:name="P34" style:family="paragraph" style:parent-style-name="Standard" style:list-style-name="L4">
      <style:text-properties officeooo:rsid="0080dee0" officeooo:paragraph-rsid="0080dee0"/>
    </style:style>
    <style:style style:name="P35" style:family="paragraph" style:parent-style-name="Standard" style:list-style-name="L5">
      <style:text-properties officeooo:paragraph-rsid="00a90990"/>
    </style:style>
    <style:style style:name="P36" style:family="paragraph" style:parent-style-name="Standard" style:list-style-name="L5">
      <style:text-properties officeooo:rsid="00a4e954" officeooo:paragraph-rsid="00a4e954"/>
    </style:style>
    <style:style style:name="P37" style:family="paragraph" style:parent-style-name="Standard" style:list-style-name="L5">
      <style:text-properties officeooo:rsid="00adc2d9" officeooo:paragraph-rsid="00adc2d9"/>
    </style:style>
    <style:style style:name="P38" style:family="paragraph" style:parent-style-name="Standard" style:list-style-name="L5">
      <style:text-properties officeooo:rsid="00a7d7cb" officeooo:paragraph-rsid="00a7d7cb"/>
    </style:style>
    <style:style style:name="P39" style:family="paragraph" style:parent-style-name="Standard" style:list-style-name="L5">
      <style:text-properties officeooo:rsid="00ca9bcf" officeooo:paragraph-rsid="00ca9bcf"/>
    </style:style>
    <style:style style:name="P40" style:family="paragraph" style:parent-style-name="Standard" style:list-style-name="L5">
      <style:text-properties officeooo:rsid="00b72ac8" officeooo:paragraph-rsid="00b72ac8"/>
    </style:style>
    <style:style style:name="P41" style:family="paragraph" style:parent-style-name="Standard" style:list-style-name="L5">
      <style:text-properties officeooo:rsid="00bfe645" officeooo:paragraph-rsid="00bfe645"/>
    </style:style>
    <style:style style:name="P42" style:family="paragraph" style:parent-style-name="Standard">
      <style:text-properties officeooo:rsid="00bfe645" officeooo:paragraph-rsid="00d3ea17"/>
    </style:style>
    <style:style style:name="P43" style:family="paragraph" style:parent-style-name="Standard">
      <style:text-properties officeooo:rsid="00bfe645" officeooo:paragraph-rsid="00bfe645" fo:background-color="#ffff00"/>
    </style:style>
    <style:style style:name="P44" style:family="paragraph" style:parent-style-name="Standard">
      <style:text-properties officeooo:rsid="00922c53" officeooo:paragraph-rsid="00922c53"/>
    </style:style>
    <style:style style:name="P45" style:family="paragraph" style:parent-style-name="Standard">
      <style:text-properties officeooo:paragraph-rsid="002b86fb"/>
    </style:style>
    <style:style style:name="P46" style:family="paragraph" style:parent-style-name="Standard" style:list-style-name="L3">
      <style:text-properties officeooo:rsid="0118dc7a" officeooo:paragraph-rsid="0118dc7a"/>
    </style:style>
    <style:style style:name="P47" style:family="paragraph" style:parent-style-name="Standard" style:list-style-name="L3">
      <style:text-properties officeooo:rsid="01258e79" officeooo:paragraph-rsid="01258e79"/>
    </style:style>
    <style:style style:name="P48" style:family="paragraph" style:parent-style-name="Standard">
      <style:text-properties officeooo:rsid="01258e79" officeooo:paragraph-rsid="01258e79"/>
    </style:style>
    <style:style style:name="P49" style:family="paragraph" style:parent-style-name="Standard">
      <style:text-properties officeooo:rsid="00967d69" officeooo:paragraph-rsid="00967d69"/>
    </style:style>
    <style:style style:name="P50" style:family="paragraph" style:parent-style-name="Standard" style:list-style-name="L4">
      <style:text-properties officeooo:paragraph-rsid="0072ecf1" fo:background-color="#e0c2cd"/>
    </style:style>
    <style:style style:name="T1" style:family="text">
      <style:text-properties officeooo:rsid="00255442"/>
    </style:style>
    <style:style style:name="T2" style:family="text">
      <style:text-properties officeooo:rsid="0025f4e1"/>
    </style:style>
    <style:style style:name="T3" style:family="text">
      <style:text-properties officeooo:rsid="00269563"/>
    </style:style>
    <style:style style:name="T4" style:family="text">
      <style:text-properties officeooo:rsid="002a768a"/>
    </style:style>
    <style:style style:name="T5" style:family="text">
      <style:text-properties officeooo:rsid="002b60c8"/>
    </style:style>
    <style:style style:name="T6" style:family="text">
      <style:text-properties officeooo:rsid="002b86fb"/>
    </style:style>
    <style:style style:name="T7" style:family="text">
      <style:text-properties officeooo:rsid="0031c474"/>
    </style:style>
    <style:style style:name="T8" style:family="text">
      <style:text-properties officeooo:rsid="00320651"/>
    </style:style>
    <style:style style:name="T9" style:family="text">
      <style:text-properties officeooo:rsid="003564cf"/>
    </style:style>
    <style:style style:name="T10" style:family="text">
      <style:text-properties officeooo:rsid="003a632a"/>
    </style:style>
    <style:style style:name="T11" style:family="text">
      <style:text-properties officeooo:rsid="0051db79"/>
    </style:style>
    <style:style style:name="T12" style:family="text">
      <style:text-properties officeooo:rsid="005fb226"/>
    </style:style>
    <style:style style:name="T13" style:family="text">
      <style:text-properties officeooo:rsid="0060f862"/>
    </style:style>
    <style:style style:name="T14" style:family="text">
      <style:text-properties officeooo:rsid="0064827d"/>
    </style:style>
    <style:style style:name="T15" style:family="text">
      <style:text-properties officeooo:rsid="00678bc9"/>
    </style:style>
    <style:style style:name="T16" style:family="text">
      <style:text-properties officeooo:rsid="00684ca6"/>
    </style:style>
    <style:style style:name="T17" style:family="text">
      <style:text-properties officeooo:rsid="006a882a"/>
    </style:style>
    <style:style style:name="T18" style:family="text">
      <style:text-properties officeooo:rsid="006f5094"/>
    </style:style>
    <style:style style:name="T19" style:family="text">
      <style:text-properties officeooo:rsid="0072ecf1"/>
    </style:style>
    <style:style style:name="T20" style:family="text">
      <style:text-properties officeooo:rsid="00743442"/>
    </style:style>
    <style:style style:name="T21" style:family="text">
      <style:text-properties officeooo:rsid="007afceb"/>
    </style:style>
    <style:style style:name="T22" style:family="text">
      <style:text-properties officeooo:rsid="00819bb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4fdf07" style:font-weight-asian="bold" style:font-weight-complex="bold"/>
    </style:style>
    <style:style style:name="T25" style:family="text">
      <style:text-properties fo:font-weight="bold" officeooo:rsid="0074c176" style:font-weight-asian="bold" style:font-weight-complex="bold"/>
    </style:style>
    <style:style style:name="T26" style:family="text">
      <style:text-properties fo:font-weight="bold" officeooo:rsid="0045ff56" style:font-weight-asian="bold" style:font-weight-complex="bold"/>
    </style:style>
    <style:style style:name="T27" style:family="text">
      <style:text-properties fo:font-weight="bold" officeooo:rsid="00eb83ee" fo:background-color="#ffff00" loext:char-shading-value="0" style:font-weight-asian="bold" style:font-weight-complex="bold"/>
    </style:style>
    <style:style style:name="T28" style:family="text">
      <style:text-properties fo:font-weight="bold" fo:background-color="#ffff00" loext:char-shading-value="0" style:font-weight-asian="bold" style:font-weight-complex="bold"/>
    </style:style>
    <style:style style:name="T29" style:family="text">
      <style:text-properties fo:font-weight="bold" officeooo:rsid="011480ba" fo:background-color="#ffff00" loext:char-shading-value="0" style:font-weight-asian="bold" style:font-weight-complex="bold"/>
    </style:style>
    <style:style style:name="T30" style:family="text">
      <style:text-properties fo:font-weight="bold" officeooo:rsid="00ece573" fo:background-color="#dee6ef" loext:char-shading-value="0" style:font-weight-asian="bold" style:font-weight-complex="bold"/>
    </style:style>
    <style:style style:name="T31" style:family="text">
      <style:text-properties fo:background-color="#ffff00" loext:char-shading-value="0"/>
    </style:style>
    <style:style style:name="T32" style:family="text">
      <style:text-properties officeooo:rsid="00768cab" fo:background-color="#ffff00" loext:char-shading-value="0"/>
    </style:style>
    <style:style style:name="T33" style:family="text">
      <style:text-properties officeooo:rsid="004998ff" fo:background-color="#ffff00" loext:char-shading-value="0"/>
    </style:style>
    <style:style style:name="T34" style:family="text">
      <style:text-properties fo:background-color="#ffff00" loext:char-shading-value="0"/>
    </style:style>
    <style:style style:name="T35" style:family="text">
      <style:text-properties officeooo:rsid="00daee41" fo:background-color="#ffff00" loext:char-shading-value="0"/>
    </style:style>
    <style:style style:name="T36" style:family="text">
      <style:text-properties officeooo:rsid="00dd0d86" fo:background-color="#ffff00" loext:char-shading-value="0"/>
    </style:style>
    <style:style style:name="T37" style:family="text">
      <style:text-properties officeooo:rsid="00eb83ee" fo:background-color="#ffff00" loext:char-shading-value="0"/>
    </style:style>
    <style:style style:name="T38" style:family="text">
      <style:text-properties officeooo:rsid="00ecbac1" fo:background-color="#ffff00" loext:char-shading-value="0"/>
    </style:style>
    <style:style style:name="T39" style:family="text">
      <style:text-properties officeooo:rsid="00cf1ba7" fo:background-color="#ffff00" loext:char-shading-value="0"/>
    </style:style>
    <style:style style:name="T40" style:family="text">
      <style:text-properties officeooo:rsid="00f4f9cd" fo:background-color="#ffff00" loext:char-shading-value="0"/>
    </style:style>
    <style:style style:name="T41" style:family="text">
      <style:text-properties officeooo:rsid="00f48744" fo:background-color="#ffff00" loext:char-shading-value="0"/>
    </style:style>
    <style:style style:name="T42" style:family="text">
      <style:text-properties officeooo:rsid="00ce67fe" fo:background-color="#ffff00" loext:char-shading-value="0"/>
    </style:style>
    <style:style style:name="T43" style:family="text">
      <style:text-properties officeooo:rsid="00f5def9" fo:background-color="#ffff00" loext:char-shading-value="0"/>
    </style:style>
    <style:style style:name="T44" style:family="text">
      <style:text-properties officeooo:rsid="002b86fb" fo:background-color="#ffff00" loext:char-shading-value="0"/>
    </style:style>
    <style:style style:name="T45" style:family="text">
      <style:text-properties officeooo:rsid="0119ca26" fo:background-color="#ffff00" loext:char-shading-value="0"/>
    </style:style>
    <style:style style:name="T46" style:family="text">
      <style:text-properties officeooo:rsid="011b2cdb" fo:background-color="#ffff00" loext:char-shading-value="0"/>
    </style:style>
    <style:style style:name="T47" style:family="text">
      <style:text-properties officeooo:rsid="011b656f" fo:background-color="#ffff00" loext:char-shading-value="0"/>
    </style:style>
    <style:style style:name="T48" style:family="text">
      <style:text-properties officeooo:rsid="011bc777" fo:background-color="#ffff00" loext:char-shading-value="0"/>
    </style:style>
    <style:style style:name="T49" style:family="text">
      <style:text-properties officeooo:rsid="011cec74" fo:background-color="#ffff00" loext:char-shading-value="0"/>
    </style:style>
    <style:style style:name="T50" style:family="text">
      <style:text-properties officeooo:rsid="011fb5fc" fo:background-color="#ffff00" loext:char-shading-value="0"/>
    </style:style>
    <style:style style:name="T51" style:family="text">
      <style:text-properties officeooo:rsid="0045ff56" fo:background-color="#ffff00" loext:char-shading-value="0"/>
    </style:style>
    <style:style style:name="T52" style:family="text">
      <style:text-properties fo:background-color="#dee6ef" loext:char-shading-value="0"/>
    </style:style>
    <style:style style:name="T53" style:family="text">
      <style:text-properties officeooo:rsid="007e9702" fo:background-color="#dee6ef" loext:char-shading-value="0"/>
    </style:style>
    <style:style style:name="T54" style:family="text">
      <style:text-properties officeooo:rsid="008079f2" fo:background-color="#dee6ef" loext:char-shading-value="0"/>
    </style:style>
    <style:style style:name="T55" style:family="text">
      <style:text-properties officeooo:rsid="00a65846" fo:background-color="#dee6ef" loext:char-shading-value="0"/>
    </style:style>
    <style:style style:name="T56" style:family="text">
      <style:text-properties officeooo:rsid="00a78a77" fo:background-color="#dee6ef" loext:char-shading-value="0"/>
    </style:style>
    <style:style style:name="T57" style:family="text">
      <style:text-properties officeooo:rsid="00ece573" fo:background-color="#dee6ef" loext:char-shading-value="0"/>
    </style:style>
    <style:style style:name="T58" style:family="text">
      <style:text-properties officeooo:rsid="00f0236d" fo:background-color="#dee6ef" loext:char-shading-value="0"/>
    </style:style>
    <style:style style:name="T59" style:family="text">
      <style:text-properties officeooo:rsid="00ecbac1" fo:background-color="#dee6ef" loext:char-shading-value="0"/>
    </style:style>
    <style:style style:name="T60" style:family="text">
      <style:text-properties officeooo:rsid="0031c474" fo:background-color="#dee6ef" loext:char-shading-value="0"/>
    </style:style>
    <style:style style:name="T61" style:family="text">
      <style:text-properties officeooo:rsid="002b86fb" fo:background-color="#dee6ef" loext:char-shading-value="0"/>
    </style:style>
    <style:style style:name="T62" style:family="text">
      <style:text-properties officeooo:rsid="00320651" fo:background-color="#dee6ef" loext:char-shading-value="0"/>
    </style:style>
    <style:style style:name="T63" style:family="text">
      <style:text-properties officeooo:rsid="003564cf" fo:background-color="#dee6ef" loext:char-shading-value="0"/>
    </style:style>
    <style:style style:name="T64" style:family="text">
      <style:text-properties officeooo:rsid="003a632a" fo:background-color="#dee6ef" loext:char-shading-value="0"/>
    </style:style>
    <style:style style:name="T65" style:family="text">
      <style:text-properties officeooo:rsid="00d694ef" fo:background-color="#dee6ef" loext:char-shading-value="0"/>
    </style:style>
    <style:style style:name="T66" style:family="text">
      <style:text-properties officeooo:rsid="01280652" fo:background-color="#dee6ef" loext:char-shading-value="0"/>
    </style:style>
    <style:style style:name="T67" style:family="text">
      <style:text-properties officeooo:rsid="01280652" fo:background-color="#dee6ef" loext:char-shading-value="0"/>
    </style:style>
    <style:style style:name="T68" style:family="text">
      <style:text-properties officeooo:rsid="01291be1" fo:background-color="#dee6ef" loext:char-shading-value="0"/>
    </style:style>
    <style:style style:name="T69" style:family="text">
      <style:text-properties officeooo:rsid="01291be1" fo:background-color="#dee6ef" loext:char-shading-value="0"/>
    </style:style>
    <style:style style:name="T70" style:family="text">
      <style:text-properties officeooo:rsid="0129509c" fo:background-color="#dee6ef" loext:char-shading-value="0"/>
    </style:style>
    <style:style style:name="T71" style:family="text">
      <style:text-properties officeooo:rsid="0129509c" fo:background-color="#dee6ef" loext:char-shading-value="0"/>
    </style:style>
    <style:style style:name="T72" style:family="text">
      <style:text-properties officeooo:rsid="012b6c4c" fo:background-color="#dee6ef" loext:char-shading-value="0"/>
    </style:style>
    <style:style style:name="T73" style:family="text">
      <style:text-properties officeooo:rsid="00894bb9"/>
    </style:style>
    <style:style style:name="T74" style:family="text">
      <style:text-properties fo:background-color="#e0c2cd" loext:char-shading-value="0"/>
    </style:style>
    <style:style style:name="T75" style:family="text">
      <style:text-properties officeooo:rsid="0085aaba" fo:background-color="#e0c2cd" loext:char-shading-value="0"/>
    </style:style>
    <style:style style:name="T76" style:family="text">
      <style:text-properties officeooo:rsid="008771cb" fo:background-color="#e0c2cd" loext:char-shading-value="0"/>
    </style:style>
    <style:style style:name="T77" style:family="text">
      <style:text-properties officeooo:rsid="00894bb9" fo:background-color="#e0c2cd" loext:char-shading-value="0"/>
    </style:style>
    <style:style style:name="T78" style:family="text">
      <style:text-properties officeooo:rsid="008dd2ee" fo:background-color="#e0c2cd" loext:char-shading-value="0"/>
    </style:style>
    <style:style style:name="T79" style:family="text">
      <style:text-properties officeooo:rsid="008f1249" fo:background-color="#e0c2cd" loext:char-shading-value="0"/>
    </style:style>
    <style:style style:name="T80" style:family="text">
      <style:text-properties officeooo:rsid="00ed5986" fo:background-color="#e0c2cd" loext:char-shading-value="0"/>
    </style:style>
    <style:style style:name="T81" style:family="text">
      <style:text-properties officeooo:rsid="00f02735" fo:background-color="#e0c2cd" loext:char-shading-value="0"/>
    </style:style>
    <style:style style:name="T82" style:family="text">
      <style:text-properties officeooo:rsid="002982b0" fo:background-color="#e0c2cd" loext:char-shading-value="0"/>
    </style:style>
    <style:style style:name="T83" style:family="text">
      <style:text-properties officeooo:rsid="0094a6b9"/>
    </style:style>
    <style:style style:name="T84" style:family="text">
      <style:text-properties officeooo:rsid="00967d69"/>
    </style:style>
    <style:style style:name="T85" style:family="text">
      <style:text-properties officeooo:rsid="00972116"/>
    </style:style>
    <style:style style:name="T86" style:family="text">
      <style:text-properties officeooo:rsid="009c58b2"/>
    </style:style>
    <style:style style:name="T87" style:family="text">
      <style:text-properties officeooo:rsid="009c7ecb"/>
    </style:style>
    <style:style style:name="T88" style:family="text">
      <style:text-properties officeooo:rsid="00a2ffc6"/>
    </style:style>
    <style:style style:name="T89" style:family="text">
      <style:text-properties officeooo:rsid="00a325df"/>
    </style:style>
    <style:style style:name="T90" style:family="text">
      <style:text-properties officeooo:rsid="00aa68b7"/>
    </style:style>
    <style:style style:name="T91" style:family="text">
      <style:text-properties officeooo:rsid="00ac0545"/>
    </style:style>
    <style:style style:name="T92" style:family="text">
      <style:text-properties officeooo:rsid="00af7d20"/>
    </style:style>
    <style:style style:name="T93" style:family="text">
      <style:text-properties officeooo:rsid="00b1cf2f"/>
    </style:style>
    <style:style style:name="T94" style:family="text">
      <style:text-properties officeooo:rsid="00b3733c"/>
    </style:style>
    <style:style style:name="T95" style:family="text">
      <style:text-properties officeooo:rsid="00b3f577"/>
    </style:style>
    <style:style style:name="T96" style:family="text">
      <style:text-properties officeooo:rsid="00b4d238"/>
    </style:style>
    <style:style style:name="T97" style:family="text">
      <style:text-properties officeooo:rsid="00c27c2b"/>
    </style:style>
    <style:style style:name="T98" style:family="text">
      <style:text-properties officeooo:rsid="00cb1c89"/>
    </style:style>
    <style:style style:name="T99" style:family="text">
      <style:text-properties officeooo:rsid="00cb8e95"/>
    </style:style>
    <style:style style:name="T100" style:family="text">
      <style:text-properties officeooo:rsid="00f5def9"/>
    </style:style>
    <style:style style:name="T101" style:family="text">
      <style:text-properties officeooo:rsid="006dc8fd"/>
    </style:style>
    <style:style style:name="T102" style:family="text">
      <style:text-properties fo:background-color="transparent" loext:char-shading-value="0"/>
    </style:style>
    <style:style style:name="T103" style:family="text">
      <style:text-properties officeooo:rsid="00ece573" fo:background-color="transparent" loext:char-shading-value="0"/>
    </style:style>
    <style:style style:name="T104" style:family="text">
      <style:text-properties officeooo:rsid="00f38ad1" fo:background-color="transparent" loext:char-shading-value="0"/>
    </style:style>
    <style:style style:name="T105" style:family="text">
      <style:text-properties officeooo:rsid="00f5867f" fo:background-color="transparent" loext:char-shading-value="0"/>
    </style:style>
    <style:style style:name="T106" style:family="text">
      <style:text-properties officeooo:rsid="010aded9" fo:background-color="transparent" loext:char-shading-value="0"/>
    </style:style>
    <style:style style:name="T107" style:family="text">
      <style:text-properties officeooo:rsid="010b7690" fo:background-color="transparent" loext:char-shading-value="0"/>
    </style:style>
    <style:style style:name="T108" style:family="text">
      <style:text-properties officeooo:rsid="00d3ea17"/>
    </style:style>
    <style:style style:name="T109" style:family="text">
      <style:text-properties officeooo:rsid="00d694ef"/>
    </style:style>
    <style:style style:name="T110" style:family="text">
      <style:text-properties officeooo:rsid="00e0e923"/>
    </style:style>
    <style:style style:name="T111" style:family="text">
      <style:text-properties officeooo:rsid="00e1b210"/>
    </style:style>
    <style:style style:name="T112" style:family="text">
      <style:text-properties officeooo:rsid="00e4c602"/>
    </style:style>
    <style:style style:name="T113" style:family="text">
      <style:text-properties officeooo:rsid="004fdf07"/>
    </style:style>
    <style:style style:name="T114" style:family="text">
      <style:text-properties officeooo:rsid="00e730ef"/>
    </style:style>
    <style:style style:name="T115" style:family="text">
      <style:text-properties officeooo:rsid="0074c176"/>
    </style:style>
    <style:style style:name="T116" style:family="text">
      <style:text-properties fo:color="#c9211e" fo:font-weight="bold" style:font-weight-asian="bold" style:font-weight-complex="bold"/>
    </style:style>
    <style:style style:name="T117" style:family="text">
      <style:text-properties officeooo:rsid="00f8dfa0"/>
    </style:style>
    <style:style style:name="T118" style:family="text">
      <style:text-properties officeooo:rsid="00a90990"/>
    </style:style>
    <style:style style:name="T119" style:family="text">
      <style:text-properties officeooo:rsid="00f92009"/>
    </style:style>
    <style:style style:name="T120" style:family="text">
      <style:text-properties officeooo:rsid="00c80932" fo:background-color="#dde8cb" loext:char-shading-value="0"/>
    </style:style>
    <style:style style:name="T121" style:family="text">
      <style:text-properties officeooo:rsid="00c84d7f" fo:background-color="#dde8cb" loext:char-shading-value="0"/>
    </style:style>
    <style:style style:name="T122" style:family="text">
      <style:text-properties officeooo:rsid="00fe5f5d" fo:background-color="#dde8cb" loext:char-shading-value="0"/>
    </style:style>
    <style:style style:name="T123" style:family="text">
      <style:text-properties officeooo:rsid="00bc3492" fo:background-color="#ffdbb6" loext:char-shading-value="0"/>
    </style:style>
    <style:style style:name="T124" style:family="text">
      <style:text-properties officeooo:rsid="01074316" fo:background-color="#ffdbb6" loext:char-shading-value="0"/>
    </style:style>
    <style:style style:name="T125" style:family="text">
      <style:text-properties officeooo:rsid="00bd62dd" fo:background-color="#ffd7d7" loext:char-shading-value="0"/>
    </style:style>
    <style:style style:name="T126" style:family="text">
      <style:text-properties officeooo:rsid="01136efd"/>
    </style:style>
    <style:style style:name="T127" style:family="text">
      <style:text-properties officeooo:rsid="002982b0"/>
    </style:style>
    <style:style style:name="T128" style:family="text">
      <style:text-properties officeooo:rsid="0045ff56"/>
    </style:style>
    <style:style style:name="T129" style:family="text">
      <style:text-properties officeooo:rsid="01248b58"/>
    </style:style>
    <style:style style:name="T130" style:family="text">
      <style:text-properties officeooo:rsid="01258e79"/>
    </style:style>
    <style:style style:name="T131" style:family="text">
      <style:text-properties officeooo:rsid="01280652"/>
    </style:style>
    <style:style style:name="T132" style:family="text">
      <style:text-properties officeooo:rsid="01291be1"/>
    </style:style>
    <style:style style:name="T133" style:family="text">
      <style:text-properties officeooo:rsid="0129509c"/>
    </style:style>
    <style:style style:name="T134" style:family="text">
      <style:text-properties officeooo:rsid="012d3e45"/>
    </style:style>
    <style:style style:name="T135" style:family="text">
      <style:text-properties officeooo:rsid="01310605"/>
    </style:style>
    <style:style style:name="T136" style:family="text">
      <style:text-properties officeooo:rsid="013792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TRAZIONE PROCEDURALE</text:p>
      <text:p text:style-name="P1"/>
      <text:p text:style-name="P13">Si tratta di organizzare il codice suddividendolo in procedure, che sono porzioni di codice, le quali mettono in evidenza o ci consentono di esercitare l’astrazione da due punti di vista:</text:p>
      <text:list xml:id="list2024468223" text:style-name="L1">
        <text:list-item>
          <text:p text:style-name="P20"><text:span text:style-name="T52">Dal punto di vista dell’astrazione parametrica</text:span> →<text:span text:style-name="T3">dove</text:span><text:span text:style-name="T1"> </text:span><text:span text:style-name="T2">astra</text:span><text:span text:style-name="T3">iamo</text:span><text:span text:style-name="T2"> rispetto al dato, </text:span><text:span text:style-name="T3">fancendo sì che il codice lavori qualunque sia il tipo di dato utilizzato.</text:span></text:p>
        </text:list-item>
        <text:list-item>
          <text:p text:style-name="P19"><text:span text:style-name="T82">Dal punto di vista della specificazione</text:span><text:span text:style-name="T127"> → </text:span><text:span text:style-name="T4">dove astraiamo rispetto al come </text:span><text:span text:style-name="T126">viene</text:span><text:span text:style-name="T4"> implementato il codice.</text:span></text:p>
        </text:list-item>
      </text:list>
      <text:p text:style-name="P5"/>
      <text:p text:style-name="P6">Una funzione è una porzione di codice che ha una serie di input, <text:span text:style-name="T5">che possono anche essere impliciti e provenire dall’ambiente di esecuzione (ad esempio leggendo da standard input)</text:span> e produce una serie di output.</text:p>
      <text:p text:style-name="P6"/>
      <text:p text:style-name="P45"><text:span text:style-name="T29">L’astrazione per specificazione</text:span><text:span text:style-name="T44"> viene utilizzata per due ragioni:</text:span></text:p>
      <text:list xml:id="list3127503783" text:style-name="L2">
        <text:list-item>
          <text:p text:style-name="P21"><text:span text:style-name="T60">Permettere</text:span><text:span text:style-name="T61"> </text:span><text:span text:style-name="T60">a</text:span><text:span text:style-name="T61">l nostro codice </text:span><text:span text:style-name="T62">di essere </text:span><text:span text:style-name="T61">mantenibile </text:span><text:span text:style-name="T63">per poter correggere eventuali errori, </text:span><text:span text:style-name="T61">e </text:span><text:span text:style-name="T64">anche</text:span><text:span text:style-name="T61"> modificabile </text:span><text:span text:style-name="T63">per poterlo estender</text:span><text:span text:style-name="T65">e</text:span><text:span text:style-name="T61">.</text:span></text:p>
          <text:p text:style-name="P21"><text:span text:style-name="T61"/></text:p>
        </text:list-item>
        <text:list-item>
          <text:p text:style-name="P24"><text:span text:style-name="T74">Permettere al nostro codice di essere comprensibile</text:span>. Isolare il codice in porzioni ci permette di comprendere ciascuna di queste procedure separatamente dalle altre</text:p>
        </text:list-item>
      </text:list>
      <text:p text:style-name="P7"/>
      <text:p text:style-name="P7">L<text:span text:style-name="T129">e</text:span> proprietà fondamental<text:span text:style-name="T130">i</text:span> di questo tipo di astrazione <text:span text:style-name="T130">sono</text:span>:</text:p>
      <text:list xml:id="list2101666849" text:style-name="L3">
        <text:list-item>
          <text:p text:style-name="P25"><text:span text:style-name="T128">La </text:span><text:span text:style-name="T26">località</text:span><text:span text:style-name="T128">:</text:span><text:span text:style-name="T51"> permette di comprendere un programma </text:span><text:span text:style-name="T50">leggendo</text:span><text:span text:style-name="T33"> funzione per funzione </text:span><text:span text:style-name="T35">l</text:span><text:span text:style-name="T33">eggendo le </text:span><text:span text:style-name="T35">loro </text:span><text:span text:style-name="T33">specifich</text:span><text:span text:style-name="T35">e</text:span><text:span text:style-name="T33"> e </text:span><text:span text:style-name="T36">le</text:span><text:span text:style-name="T33"> loro </text:span><text:span text:style-name="T36">segnature</text:span><text:span text:style-name="T33">.</text:span></text:p>
          <text:p text:style-name="P46"><text:span text:style-name="T33">I</text:span><text:span text:style-name="T34">n questo modo </text:span><text:span text:style-name="T45">l’implementazione di un’astrazione può essere letta o scritta in maniera indipendente da come sono lette/scritte le implementazioni delle altre astrazioni, </text:span><text:span text:style-name="T46">permettendo quindi a diverse persone di implementare </text:span><text:span text:style-name="T47">in maniera indipendente l’una dalle a</text:span><text:span text:style-name="T48">lt</text:span><text:span text:style-name="T49">re</text:span><text:span text:style-name="T46"> diverse astrazioni che formano un programma</text:span><text:span text:style-name="T45">.</text:span></text:p>
          <text:p text:style-name="P46"><text:span text:style-name="T45"/></text:p>
        </text:list-item>
        <text:list-item>
          <text:p text:style-name="P47">La <text:span text:style-name="T23">modificabilità</text:span>: <text:span text:style-name="T67">permette di modif</text:span><text:span text:style-name="T72">i</text:span><text:span text:style-name="T67">care l’implementazione di una funzione e le sue specifiche </text:span><text:span text:style-name="T69">senza richiedere alcun cambiamento </text:span><text:span text:style-name="T71">alle altre funzioni del codice che la utilizzano</text:span><text:span text:style-name="T133">.</text:span></text:p>
        </text:list-item>
      </text:list>
      <text:p text:style-name="P48"/>
      <text:p text:style-name="P3">SPECIFICAZIONE</text:p>
      <text:p text:style-name="P8"/>
      <text:p text:style-name="P22">La specificazione di una funzione <text:span text:style-name="T134">può essere scritta in linguaggio formale o informale ed</text:span> è formata da due parti:</text:p>
      <text:list xml:id="list2249157996" text:style-name="L4">
        <text:list-item>
          <text:p text:style-name="P27"><text:span text:style-name="T24">Una parte sintattica</text:span><text:span text:style-name="T113">: </text:span><text:span text:style-name="T11">una funzione ha un’intestazione formata dal </text:span><text:span text:style-name="T110">suo </text:span><text:span text:style-name="T11">tipo di ritorno, </text:span><text:span text:style-name="T112">che specifica</text:span><text:span text:style-name="T11"> il codominio dell’output, il </text:span><text:span text:style-name="T111">suo </text:span><text:span text:style-name="T11">nome e un insieme di parametri formali, possibilmente vuoto.</text:span></text:p>
          <text:p text:style-name="P30">Consente al compilatore di effettuare I controlli di tipo.</text:p>
          <text:p text:style-name="P30"/>
        </text:list-item>
        <text:list-item>
          <text:p text:style-name="P28"><text:span text:style-name="T24">Una parte semantica</text:span><text:span text:style-name="T113">: </text:span><text:span text:style-name="T114">che ci permette di</text:span><text:span text:style-name="T12"> astrarre rispetto </text:span><text:span text:style-name="T13">all’implementazione </text:span><text:span text:style-name="T14">della funzione </text:span><text:span text:style-name="T16">e descriverne quindi le sue f</text:span><text:span text:style-name="T17">inalità</text:span><text:span text:style-name="T16">.</text:span></text:p>
          <text:p text:style-name="P50"><text:span text:style-name="T19">La liskov introduce 3 clausole per </text:span><text:span text:style-name="T20">scrivere </text:span><text:span text:style-name="T136">questa parte della</text:span><text:span text:style-name="T20"> specificazione:</text:span></text:p>
          <text:p text:style-name="P26"/>
          <text:list>
            <text:list-item>
              <text:p text:style-name="P31"><text:span text:style-name="T23">Requires</text:span>:<text:span text:style-name="T31"> </text:span><text:span text:style-name="T32">indica quali sono le aspettative che la funzione ha rispetto all’input e all’ambiente.</text:span><text:span text:style-name="T31"> </text:span></text:p>
              <text:p text:style-name="P32">Descrivono quindi le circostanze sotto le quali la funziona è garantita avere il comportamento corretto.</text:p>
              <text:p text:style-name="P33">ES: funzione che effettua una radice quadrata preso un numero in ingresso <text:span text:style-name="T21">e richiede che questo sia positivo.</text:span></text:p>
              <text:p text:style-name="P33"/>
            </text:list-item>
            <text:list-item>
              <text:p text:style-name="P31"><text:soft-page-break/><text:span text:style-name="T23">Effects</text:span>: <text:span text:style-name="T53">indica </text:span><text:span text:style-name="T54">il comportamento che la funzione ha in uscita.</text:span></text:p>
              <text:p text:style-name="P34">Es: la funzione radice quadrata produce un numero in uscita<text:span text:style-name="T22"> tale per cui moltiplicato per sè stesso fornisce una ragionevole approssimazione del numero dato in ingresso.</text:span></text:p>
            </text:list-item>
          </text:list>
        </text:list-item>
      </text:list>
      <text:p text:style-name="P9"/>
      <text:list xml:id="list170652379646015" text:continue-numbering="true" text:style-name="L4">
        <text:list-item>
          <text:list>
            <text:list-item>
              <text:p text:style-name="P29"><text:span text:style-name="T25">Modifies</text:span><text:span text:style-name="T115">: </text:span><text:span text:style-name="T75">indica </text:span><text:span text:style-name="T76">quali siano le modifiche </text:span><text:span text:style-name="T77">apportate </text:span><text:span text:style-name="T78">all’input e </text:span><text:span text:style-name="T79">o </text:span><text:span text:style-name="T77">all’input dell’ambien</text:span><text:span text:style-name="T80">t</text:span><text:span text:style-name="T77">e quando la funzione </text:span><text:span text:style-name="T81">viene</text:span><text:span text:style-name="T77"> eseguita</text:span><text:span text:style-name="T73">.</text:span></text:p>
              <text:p text:style-name="P31"/>
            </text:list-item>
          </text:list>
        </text:list-item>
      </text:list>
      <text:p text:style-name="P10"><text:span text:style-name="T116">IMPLEMENTAZIONE</text:span></text:p>
      <text:p text:style-name="P10"/>
      <text:p text:style-name="P11">Dopo aver scritto una specificazione raccogliamo il corpo della funzione all’interno di due parentesi graff<text:span text:style-name="T83">e </text:span><text:span text:style-name="T84">e questo indica l’implementazione del metodo.</text:span></text:p>
      <text:p text:style-name="P12">L’obiettivo del<text:span text:style-name="T85">l’implementazione</text:span> è quello di <text:span text:style-name="T86">fornire</text:span> <text:span text:style-name="T85">il comportamento </text:span><text:span text:style-name="T87">definito</text:span><text:span text:style-name="T85"> dalle specifiche.</text:span></text:p>
      <text:p text:style-name="P49"/>
      <text:p text:style-name="P4">COME SI PROGETTANO E VALUTANO LE SPECIFICAZIONI</text:p>
      <text:p text:style-name="P14"/>
      <text:p text:style-name="P15"><text:span text:style-name="T88">Esistono </text:span><text:span text:style-name="T89">dei criteri</text:span><text:span text:style-name="T88"> da seguire nel progetto di specificazione:</text:span></text:p>
      <text:list xml:id="list2102211218" text:style-name="L5">
        <text:list-item>
          <text:p text:style-name="P36"><text:span text:style-name="T23">Minimalità</text:span>: <text:span text:style-name="T55">una specifica è più minimalista rispetto ad un’altra quando </text:span><text:span text:style-name="T56">contiene meno restrizione sul comportamento consentito.</text:span></text:p>
          <text:p text:style-name="P35"><text:span text:style-name="T118">Non vogliamo vincolare troppo lo sviluppatore, </text:span><text:span text:style-name="T117">altriment</text:span><text:span text:style-name="T119">i</text:span><text:span text:style-name="T118"> riduciamo il dominio sul quale tale funzione può essere utilizzata </text:span><text:span text:style-name="T90">e </text:span><text:span text:style-name="T91">lo </text:span><text:span text:style-name="T90">obblighiamo </text:span><text:span text:style-name="T91">ad effettuare uno sforzo maggiore di quello necessario.</text:span></text:p>
          <text:p text:style-name="P37">ES: <text:span text:style-name="T92">data una funzione che restituisce </text:span><text:span text:style-name="T94">un </text:span><text:span text:style-name="T92">indice in cui si trova un elemento cercato, non imponiamo che l’indice </text:span><text:span text:style-name="T93">restituito </text:span><text:span text:style-name="T92">debba </text:span><text:span text:style-name="T93">necessari</text:span><text:span text:style-name="T95">amente</text:span><text:span text:style-name="T92"> </text:span><text:span text:style-name="T95">essere i</text:span><text:span text:style-name="T92">l primo </text:span><text:span text:style-name="T96">perchè imponiamo uno sforzo maggiore.</text:span></text:p>
          <text:p text:style-name="P23">Talvolta per conseguire tale proprietà dobbiamo sottospecificare.</text:p>
          <text:p text:style-name="P37"/>
        </text:list-item>
        <text:list-item>
          <text:p text:style-name="P38"><text:span text:style-name="T23">Generalità</text:span>: <text:s/><text:span text:style-name="T120">una funzione deve essere utile in un ampio insieme di casi, </text:span><text:span text:style-name="T121">diciamo quindi che una funzione è più generale di un’altr</text:span><text:span text:style-name="T122">a</text:span><text:span text:style-name="T121"> se può essere utilizzata su un più ampio insieme di input.</text:span></text:p>
          <text:p text:style-name="P39">ES: una funzione <text:span text:style-name="T98">prende in input un array e un elemento e dice se quest’ultimo è contenuto nel primo, </text:span><text:span text:style-name="T99">non richiede che l’aray preso in input sia ordinato.</text:span></text:p>
          <text:p text:style-name="P40"/>
        </text:list-item>
        <text:list-item>
          <text:p text:style-name="P40"><text:span text:style-name="T23">Sottospecificazione</text:span>: <text:span text:style-name="T123">Se ci sono più soluzioni possibili, allora qualunque di queste è accettata perchè non abbiamo limitato lo sviluppatore a darci una certa soluzion</text:span><text:span text:style-name="T124">e</text:span><text:span text:style-name="T123">.</text:span></text:p>
          <text:p text:style-name="P40"/>
        </text:list-item>
        <text:list-item>
          <text:p text:style-name="P40"><text:span text:style-name="T23">Implementazione</text:span> <text:span text:style-name="T23">deterministica</text:span>: <text:span text:style-name="T125">La funzione sullo stesso input deve dare sempre lo stesso risultato.</text:span></text:p>
          <text:p text:style-name="P41">ES: la funzione restituisce un indice in cui si trova l’elemento cercato, ma per quell’elemento <text:span text:style-name="T97">l’indice è sempre lo stesso.</text:span></text:p>
        </text:list-item>
      </text:list>
      <text:p text:style-name="P43"/>
      <text:p text:style-name="P18"><text:span text:style-name="T37">Una </text:span><text:span text:style-name="T27">procedura</text:span><text:span text:style-name="T37"> è </text:span><text:span text:style-name="T27">parziale</text:span><text:span text:style-name="T37"> quando </text:span><text:span text:style-name="T38">il suo comportamento è </text:span><text:span text:style-name="T39">definito</text:span><text:span text:style-name="T38"> solamente per un certo insieme di input, </text:span><text:span text:style-name="T40">il quale è </text:span><text:span text:style-name="T41">descritto </text:span><text:span text:style-name="T42">dalla clausola requires</text:span><text:span text:style-name="T41"> che definisce il dominio sul quale tale procedura può essere invocata per ottenere un valore specificato</text:span><text:span text:style-name="T59">, </text:span><text:span text:style-name="T57">altrimenti si dice </text:span><text:span text:style-name="T30">totale</text:span><text:span text:style-name="T57"> quando per </text:span><text:span text:style-name="T58">tutti I possibili</text:span><text:span text:style-name="T57"> input ne descrive il comportamento.</text:span></text:p>
      <text:p text:style-name="P17"><text:span text:style-name="T103">S</text:span><text:span text:style-name="T102">olitamente è meglio utilizzare procedur</text:span><text:span text:style-name="T106">e</text:span><text:span text:style-name="T102"> total</text:span><text:span text:style-name="T106">i</text:span><text:span text:style-name="T102"> in quanto </text:span><text:span text:style-name="T104">risultano essere più sicure dal momento che </text:span><text:span text:style-name="T105">nelle procedur</text:span><text:span text:style-name="T107">e</text:span><text:span text:style-name="T105"> parziali passando un valore che non sta nel dominio, definito dalla clausola, abbiamo un comportamento ignoto.</text:span></text:p>
      <text:p text:style-name="P16"><text:span text:style-name="T28">Utilizziamo</text:span><text:span text:style-name="T34"> le </text:span><text:span text:style-name="T28">procedure</text:span><text:span text:style-name="T34"> </text:span><text:span text:style-name="T28">parziali</text:span><text:span text:style-name="T34"> quando </text:span><text:span text:style-name="T43">le performance risultano essere migliori rispetto all’utilizzo di una procedura totale.</text:span></text:p>
      <text:p text:style-name="P16"><text:span text:style-name="T43"/></text:p>
      <text:p text:style-name="P16"><text:span text:style-name="T108">ES: </text:span><text:span text:style-name="T100">se dobbiamo fare la ricerca dicotomica </text:span><text:span text:style-name="T101">in</text:span><text:span text:style-name="T100"> un insieme di interi è meglio utilizzare una funzione parziale che richieda che l’insieme preso in input sia ordinat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5:39:03.530887333</meta:creation-date>
    <meta:generator>LibreOffice/6.4.6.2$Linux_X86_64 LibreOffice_project/40$Build-2</meta:generator>
    <dc:date>2021-05-06T17:00:37.517702867</dc:date>
    <meta:editing-duration>PT3H20M36S</meta:editing-duration>
    <meta:editing-cycles>186</meta:editing-cycles>
    <meta:document-statistic meta:table-count="0" meta:image-count="0" meta:object-count="0" meta:page-count="2" meta:paragraph-count="51" meta:word-count="851" meta:character-count="5569" meta:non-whitespace-character-count="4793"/>
  </office:meta>
</office:document-meta>
</file>